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D</mi>
        <mstyle mathvariant="bold">
          <mrow>
            <mi>n</mi>
          </mrow>
        </mstyle>
      </msub>
      <mrow>
        <mrow>
          <mo stretchy="false">(</mo>
          <mrow>
            <mtext>d</mtext>
            <mo stretchy="false">ϕ</mo>
          </mrow>
          <mo stretchy="false">)</mo>
        </mrow>
        <mo stretchy="false">=</mo>
        <mrow>
          <mstyle mathvariant="bold">
            <mrow>
              <mn>1</mn>
            </mrow>
          </mstyle>
          <mo stretchy="false">−</mo>
          <mtext>d</mtext>
        </mrow>
      </mrow>
      <mo stretchy="false">ϕ</mo>
      <mfrac>
        <mtext>i</mtext>
        <mo stretchy="false">ℏ</mo>
      </mfrac>
      <mrow>
        <mo stretchy="false">(</mo>
        <mrow>
          <mrow>
            <mstyle mathvariant="bold">
              <mrow>
                <mi>n</mi>
              </mrow>
            </mstyle>
            <mo stretchy="false">⋅</mo>
            <mstyle mathvariant="bold">
              <mrow>
                <mi>L</mi>
              </mrow>
            </mstyle>
          </mrow>
        </mrow>
        <mo stretchy="false">)</mo>
      </mrow>
    </mrow>
    <annotation encoding="StarMath 5.0">alignc D_bold n ("d" %iphi) = bold 1 - "d" %iphi "i" over hbar (bold n cdot bold L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07:50.047000000</meta:creation-date>
    <meta:generator>LibreOffice/4.1.4.2$Windows_x86 LibreOffice_project/0a0440ccc0227ad9829de5f46be37cfb6edcf72</meta:generator>
  </office:meta>
</office:document-meta>
</file>